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5693in" fo:break-before="auto" style:use-optimal-row-height="fals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3209in" fo:break-before="auto" style:use-optimal-row-height="false"/>
    </style:style>
    <style:style style:name="ro12" style:family="table-row">
      <style:table-row-properties style:row-height="2.0417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1.7307in" fo:break-before="auto" style:use-optimal-row-height="true"/>
    </style:style>
    <style:style style:name="ro16" style:family="table-row">
      <style:table-row-properties style:row-height="1.8862in" fo:break-before="auto" style:use-optimal-row-height="true"/>
    </style:style>
    <style:style style:name="ro17" style:family="table-row">
      <style:table-row-properties style:row-height="2.3528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c9ba4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  <style:text-properties fo:color="#800080"/>
    </style:style>
    <style:style style:name="ce16" style:family="table-cell" style:parent-style-name="Default">
      <style:table-cell-properties fo:background-color="transparent"/>
      <style:text-properties fo:color="#80008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transparent" fo:wrap-option="wrap"/>
      <style:text-properties fo:color="#80008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wrap-option="wrap"/>
      <style:text-properties fo:color="#2a6099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1d41a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81d41a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8000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a933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81d41a" style:vertical-align="middle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00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666666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ce39"/>
        <table:table-column table:style-name="co5" table:default-cell-style-name="ce39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MINISHELL 🐚</text:p>
          </table:table-cell>
          <table:covered-table-cell table:number-columns-repeated="11"/>
          <table:table-cell table:style-name="ce4" table:number-columns-repeated="19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2" table:number-rows-spanned="20">
            <text:p>⚠️⚠️⚠️⚠️⚠️⚠️⚠️⚠️⚠️⚠️⚠️</text:p>
            <text:p/>
            <text:p>ATTENTION</text:p>
            <text:p>Les comportements presents dans cet Excel ne sont pas tous a gerer dans la Mandatory du projet Minishell !</text:p>
            <text:p>Ne vous mettez pas la pression pour essayer de tous les gerer !</text:p>
            <text:p>Verifiez juste pour ces cas non gerables s'ils ne Segfault pas, ou n'effectuent pas un comportement suspect !</text:p>
            <text:p>Utilisez votre bon sens pour exploiter au mieux ce document et faire un Minishell pas trop ambitieux, selon votre situation du projet.</text:p>
            <text:p>(Par contre, si vous etes chauds pour tout gerer, GG a vous !)</text:p>
            <text:p/>
            <text:p/>
            <text:p>Bon courage et n'hesitez pas a m'envoyer un MP si besoin ! </text:p>
            <text:p/>
            <text:p/>
            <text:p>(GitHub : vietdu91 / Discord : vietdu91#6048 / Intra : emtran)</text:p>
            <text:p/>
            <text:p>⚠️⚠️⚠️⚠️⚠️⚠️⚠️⚠️⚠️⚠️⚠️</text:p>
          </table:table-cell>
          <table:covered-table-cell table:number-columns-repeated="11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2">
          <table:table-cell table:style-name="ce2" office:value-type="string" calcext:value-type="string" table:number-columns-spanned="12" table:number-rows-spanned="1">
            <text:p>Gestion des comportements</text:p>
          </table:table-cell>
          <table:covered-table-cell table:style-name="ce6"/>
          <table:covered-table-cell table:style-name="ce33"/>
          <table:covered-table-cell table:number-columns-repeated="2" table:style-name="ce16"/>
          <table:covered-table-cell table:number-columns-repeated="7" table:style-name="ce33"/>
          <table:table-cell table:style-name="ce31" table:number-columns-repeated="19"/>
          <table:table-cell table:style-name="ce33" table:number-columns-repeated="993"/>
        </table:table-row>
        <table:table-row table:style-name="ro3">
          <table:table-cell table:style-name="ce8" table:number-columns-spanned="1" table:number-rows-spanned="2"/>
          <table:table-cell table:style-name="ce7" office:value-type="string" calcext:value-type="string" table:number-columns-spanned="1" table:number-rows-spanned="2">
            <text:p>test.c</text:p>
          </table:table-cell>
          <table:table-cell table:style-name="ce8" table:number-columns-spanned="1" table:number-rows-spanned="2"/>
          <table:table-cell table:style-name="ce17" office:value-type="string" calcext:value-type="string">
            <text:p>A faire</text:p>
          </table:table-cell>
          <table:table-cell table:style-name="ce20" office:value-type="string" calcext:value-type="string">
            <text:p>Test Parsing</text:p>
          </table:table-cell>
          <table:table-cell table:style-name="ce54" office:value-type="string" calcext:value-type="string">
            <text:p>A tester</text:p>
          </table:table-cell>
          <table:table-cell table:style-name="ce54" office:value-type="string" calcext:value-type="string">
            <text:p>Leaks ?</text:p>
          </table:table-cell>
          <table:table-cell table:style-name="ce54" office:value-type="string" calcext:value-type="string">
            <text:p>Fonctionne</text:p>
          </table:table-cell>
          <table:table-cell table:style-name="ce54" office:value-type="string" calcext:value-type="string" table:number-columns-spanned="1" table:number-rows-spanned="2">
            <text:p>Comportement decide</text:p>
          </table:table-cell>
          <table:table-cell table:style-name="ce54" office:value-type="string" calcext:value-type="string" table:number-columns-spanned="1" table:number-rows-spanned="2">
            <text:p>Comportement attendu</text:p>
          </table:table-cell>
          <table:table-cell table:style-name="ce54" office:value-type="string" calcext:value-type="string" table:number-columns-spanned="1" table:number-rows-spanned="2">
            <text:p>Sortie d'exit (echo $?)</text:p>
          </table:table-cell>
          <table:table-cell table:style-name="ce54" office:value-type="string" calcext:value-type="string" table:number-columns-spanned="1" table:number-rows-spanned="2">
            <text:p>Notes</text:p>
          </table:table-cell>
          <table:table-cell table:style-name="ce8" table:number-columns-repeated="19"/>
          <table:table-cell table:style-name="ce32" table:number-columns-repeated="993"/>
        </table:table-row>
        <table:table-row table:style-name="ro4">
          <table:covered-table-cell table:number-columns-repeated="3"/>
          <table:table-cell table:style-name="ce18" office:value-type="string" calcext:value-type="string">
            <text:p>X</text:p>
          </table:table-cell>
          <table:table-cell table:style-name="ce18"/>
          <table:table-cell table:style-name="ce1"/>
          <table:table-cell table:number-columns-repeated="2" table:style-name="ce1" office:value-type="string" calcext:value-type="string">
            <text:p>OK KO</text:p>
          </table:table-cell>
          <table:covered-table-cell table:number-columns-repeated="4"/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57">
            <text:p>CARACTERES A LA VOLEE (SYNTAXE) 🌦</text:p>
          </table:table-cell>
          <table:table-cell table:style-name="ce27" office:value-type="string" calcext:value-type="string">
            <text:p>$&gt; \n (touche entrée)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3" office:value-type="string" calcext:value-type="string" table:number-columns-spanned="1" table:number-rows-spanned="5">
            <text:p>$&gt;</text:p>
          </table:table-cell>
          <table:table-cell table:style-name="ce1" office:value-type="string" calcext:value-type="string">
            <text:p>Exit de l'ancienne commande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[que des espaces]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[que des tabulations]</text:p>
          </table:table-cell>
          <table:table-cell table:style-name="ce4" office:value-type="string" calcext:value-type="string">
            <text:p>x faire une tab : ctrl+v lacher puis tab</text:p>
          </table:table-cell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rl + V + Tab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: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pour "#"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!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3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lt;&gt;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6">
          <table:covered-table-cell/>
          <table:table-cell table:style-name="ce27" office:value-type="string" calcext:value-type="string">
            <text:p>$&gt; &gt;&gt;&gt;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7">
          <table:covered-table-cell/>
          <table:table-cell table:style-name="ce27" office:value-type="string" calcext:value-type="string">
            <text:p>$&gt; &gt;&gt;&gt;&gt;&gt;&gt;&gt;&gt;&gt;&gt;&gt;&gt;&gt;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&lt;&lt;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&lt;&lt;&lt;&lt;&lt;&lt;&lt;&lt;&lt;&lt;&lt;&lt;&lt;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&gt; &gt; 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&gt; &gt;&gt; &gt;&gt; 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&gt;&gt;&gt; &gt;&gt; &gt;&gt; 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.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./../../../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./../../../../..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/////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/////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\\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\\\\\\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\\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-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arche aussi pour "_@°]=+£$?"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metacharacters "&amp;();"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 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 |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||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||||||||||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&gt;|&g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amp;&amp;&amp;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amp;&amp;&amp;&amp;&amp;&amp;&amp;&amp;&amp;&amp;&amp;&amp;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;;;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;;;;;;;;;;;;;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 (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 ( ( ( )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''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rashtest.c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*/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Docs/attest.cation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*/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*/*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 S'il n'y aucun dossier à l'intérieur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: filename argument required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~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home/vietdu91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ABC=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!\ A gerer comme une erreur 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4ABC=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4ABC=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Makefile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114">
            <text:p>ECHO 🎉</text:p>
          </table:table-cell>
          <table:table-cell table:style-name="ce27" office:value-type="string" calcext:value-type="string">
            <text:p>$&gt;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-n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"-n"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n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n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-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\n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n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 gerer ?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 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""''echo hola""'''' que""'' tal""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 Hola Que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Hola Que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p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p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nn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n-nnn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n-nnn -nnn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nn hola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hola 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nn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nnn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------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 -------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 -----nn---nnn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nn--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 --------nnn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</text:p>
          </table:table-cell>
          <table:table-cell table:style-name="ce12" office:value-type="string" calcext:value-type="string" table:number-columns-spanned="1" table:number-rows-spanned="7">
            <text:p>Pas encore gere dans echo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$?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nvoie le code de retour du dernier pipeline exécuté à l'avant-pla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?$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/>
          <table:table-cell table:style-name="ce30"/>
          <table:table-cell table:style-name="ce1"/>
          <table:table-cell table:style-name="ce1" office:value-type="string" calcext:value-type="string">
            <text:p>0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? | echo $? | echo $?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:$=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:$=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 $ "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 $ '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\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my shit terminal is [$TERM]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xterm-256color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my shit terminal is [$TERM4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my shit terminal is [$TERM4]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UID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00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$HOME9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pour tous les caractères alphanumériques de l'ASCII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9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$HOME%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%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pour les autres caractères (ponctuation, caractères non-ASCII, etc.)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UID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000/home/vietdu91%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Le path de mon HOME est 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e path de mon HOME est 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$USER$var\$USER$USER\$USERtest$USER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$USERvietdu91$USERtest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 ne pas gerer si '\' non gere :</text:p>
            <text:p>Doit sortir : vietdu91vietdu91vietdu91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$hola*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d'un variable inexistant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n $hola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&gt; 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|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echo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echoE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.echo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echo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echo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echo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&gt;echo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echo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echo -n 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'*'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*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D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Docs Dockers Drawings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*Z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*Z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*t hola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*t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$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*hola 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*hola 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$hola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HOME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$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$"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$'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"HOME"</text:p>
          </table:table-cell>
          <table:table-cell table:style-name="ce4"/>
          <table:table-cell table:style-name="ce19"/>
          <table:table-cell table:style-name="ce51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''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""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$HO"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$HO'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$HO""M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$HO''ME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1">
          <table:covered-table-cell/>
          <table:table-cell table:style-name="ce27" office:value-type="string" calcext:value-type="string">
            <text:p>$&gt; echo "'$HO''ME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'ME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⚠️ Il y a bien 3 singles quotes avant le ME. Je ne sais pas pourquoi Excel tronque à l'affichage le 3e quot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4" table:number-columns-repeated="21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4" table:number-columns-repeated="21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"HO""M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'HO''ME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'HOME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$"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=HOME</text:p>
          </table:table-cell>
          <table:table-cell table:style-name="ce4"/>
          <table:table-cell table:style-name="ce19"/>
          <table:table-cell table:style-name="ce52" office:value-type="string" calcext:value-type="string">
            <text:p>SPLIT OU EXPAND? JE PENSE PLUTOT EXPAND ET EXPOR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$=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$DONTEXIS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cas ou la variable n'existe pas et n'est pas importe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hola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h'o'la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''h'o'la'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h'o'la'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'"h'o'la"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"'hola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'hola': command not found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'hola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hola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"hola"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"hola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'ho"''''l"a'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"l"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""""""""""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"'''''''''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'''''''''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''''''''''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'""""""""""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"""""""""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"cho 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'cho 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hola 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""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"e"'c'ho 'b'"o"nj"o"'u'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""e"'c'ho 'b'"o"nj"o"'u'r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'c'ho 'b'onjo'u'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cho "$DONTEXIST"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cho "$DONTEXIST""Makefil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cho "$DONTEXIST" "Makefil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ttention a l'espace avant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table-cell table:style-name="ce3" office:value-type="string" calcext:value-type="string" table:number-columns-spanned="1" table:number-rows-spanned="10">
            <text:p>💰</text:p>
          </table:table-cell>
          <table:table-cell table:style-name="ce27" office:value-type="string" calcext:value-type="string">
            <text:p>$&gt; $?</text:p>
          </table:table-cell>
          <table:table-cell table:style-name="ce4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0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Renvoie le code de retour du dernier pipeline exécuté à l'avant-pla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$?$?</text:p>
          </table:table-cell>
          <table:table-cell table:style-name="ce4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00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?$HOME</text:p>
          </table:table-cell>
          <table:table-cell table:style-name="ce4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?/home/vietdu91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$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$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home/vietdu91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$HOMEdskjhfkdshfs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"$HOMEdskjhfkdshfsd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'$HOMEdskjhfkdshfsd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$HOMEsddfddfssfdf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$DONTEXIS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d'un variable inexistant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$LESS$VA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-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10">
            <text:p>SIGNAUX 🛰</text:p>
          </table:table-cell>
          <table:table-cell table:style-name="ce27" office:value-type="string" calcext:value-type="string">
            <text:p>$&gt; Ctlr-C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holaCtlr-C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(faire Ctlr-C apres avoir fait plusieurs fois [ENTREE]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| rev(faire Ctlr-C apres avoir fait plusieurs fois [ENTREE]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tlr-D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rt du programme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hola Ctlr-D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tlr-\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hola Ctlr-\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(faire Ctlr-\ apres avoir fait plusieurs fois [ENTREE])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^\Quit (core dumped)</text:p>
            <text:p>$&gt;</text:p>
          </table:table-cell>
          <table:table-cell table:style-name="ce1" office:value-type="float" office:value="131" calcext:value-type="float">
            <text:p>13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tlr-Z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sleep 3 | sleep 3 | sleep 3 (faire Ctlr-C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sleep 3 | sleep 3 | sleep 3 (faire Ctlr-D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sleep 3 | sleep 3 | sleep 3 (faire Ctlr-\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\Quit (core dumped)</text:p>
            <text:p>$&gt;</text:p>
          </table:table-cell>
          <table:table-cell table:style-name="ce1" office:value-type="float" office:value="131" calcext:value-type="float">
            <text:p>13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113">
            <text:p>🛫 ENV &amp; EXPORT &amp; UNSET 🛬</text:p>
          </table:table-cell>
          <table:table-cell table:style-name="ce27" office:value-type="string" calcext:value-type="string"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ʻhola’: No such file or directory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hola que tal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ʻhola’: No such file or directory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une seule fois env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env env env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une seule fois env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nv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./Makefi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‘./Makefile’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2">
          <table:covered-table-cell/>
          <table:table-cell table:style-name="ce27" office:value-type="string" calcext:value-type="string"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PATH="...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a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Hola</text:p>
            <text:p>export PATH="..."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Hola n'existe pas dans env mais il existe dans export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a9hey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Hola9hey</text:p>
            <text:p>export PATH="..."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port $DONTEXIS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PATH="...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cas ou la variable n'existe pas et n'est pas importe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| grep "HOM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port HOME="/home/vietdu91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%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%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0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?=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?=2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9HOLA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9HOLA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9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9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_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___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__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_HO_LA_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HO_LA_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@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HOL@=bonjour’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 où le nom de variable ne contient pas de lettres, ni de chiffres, ni d'underscor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\~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~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-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-H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--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--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-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A-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-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-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.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.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\\\$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\$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\\\\L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\\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}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}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{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{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*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*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#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#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@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@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!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LA=bonjour: event not found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$?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0L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+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+HO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+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+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+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HOLA+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"+=" s'ajoute au contenu de la variabl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HOLA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 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bonjour’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 =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 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 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soir</text:p>
            <text:p>$&gt; export HOLA=bonretour</text:p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$HOME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jour$HOME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$HOME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$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Le cas où la variable "$jour" n'existe pa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\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\\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\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(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pour les caractères : ()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()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&amp;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jou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arche pour les caractères : &amp;|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@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A=bon;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" office:value-type="string" calcext:value-type="string">
            <text:p>127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bon!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jour: event not found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"jour"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$USER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vietdu91=bonjour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bonjour=casse-toi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=bonjour=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"HOLA=bonjour"=casse-toi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=bonjour=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BYE=casse-toi</text:p>
            <text:p>$&gt; echo $HOLA et $BY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et casse-toi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bonjour BYE=casse-toi</text:p>
            <text:p>$&gt; echo $HOLA et $BY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et 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$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bonjour " </text:p>
            <text:p>$&gt; echo $HOLA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-n bonjour " 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bonjour "/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'"'</text:p>
            <text:p>$&gt; echo " $HOLA 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"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at</text:p>
            <text:p>$&gt; c$HOLA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cela 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""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cat Makefile | grep NAME" 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at Makefile | grep NA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hey </text:p>
            <text:p>$&gt; echo $HOLA$HOLA$HOLA=hey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eyheyhey=heyhey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$HOLA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ey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"""$HOLA""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ey 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wesh"$HOLA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wesh bonjour hey 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A=" bonjour hey " </text:p>
            <text:p>$&gt; echo wesh""$HOLA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wesh bonjour hey 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/!\ Bien supprimer les espaces en trop au debut et a la fin du string d'export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wesh$""HOLA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weshHOLA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wesh$"HOLA HOLA"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weshHOLA HOLA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HOLA=" hola et $HOLA"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et 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HOLA=' hola et $HOLA'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et $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HOLA=" hola et $HOLA"$HOLA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et bonjour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ls -l - a"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 -l - 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xport HOLA="s -la" </text:p>
            <text:p>$&gt; l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s -la" </text:p>
            <text:p>$&gt; l"$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 -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s -la" </text:p>
            <text:p>$&gt; l'$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$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l" </text:p>
            <text:p>$&gt; $HOLA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"l" </text:p>
            <text:p>$&gt; "$HOLA"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=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=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l" </text:p>
            <text:p>$&gt; '$HOLA'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$HOLA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=A=""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=A=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TE+S=T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TE+S=T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""=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''=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"="="=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=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'='='=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=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$HOLA"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"$HOLA"'$BYE'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$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"$HOLA""$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$"HOLA"$"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$'HOLA'$'BYE'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-n</text:p>
            <text:p>$&gt; "echo $HOLA" hey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-n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A=1 B=2 C=3 D=4 E=5 F=6 G=7 H=8</text:p>
            <text:p>$&gt; echo "$A'$B"'$C"$D'$E'"$F'"'$G'$H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'2$C"$D5"$F'7'8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jour</text:p>
            <text:p>$&gt; env</text:p>
            <text:p>$&gt; unset HOLA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port HOLA=bonjour</text:p>
            <text:p>$&gt; env</text:p>
            <text:p>$&gt; unset HOLA</text:p>
            <text:p>$&gt; unset HOLA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unset PATH</text:p>
            <text:p>$&gt; echo $PATH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unset PATH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unset 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unset INEXISTAN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où la variable n'existe pas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table-cell table:style-name="ce4"/>
          <table:table-cell table:style-name="ce27" office:value-type="string" calcext:value-type="string">
            <text:p>$&gt; unset PWD</text:p>
            <text:p>$&gt; env | grep PWD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4"/>
          <table:table-cell table:style-name="ce27" office:value-type="string" calcext:value-type="string">
            <text:p>$&gt; pwd</text:p>
            <text:p>$&gt; unset PWD</text:p>
            <text:p>$&gt; env | grep PWD</text:p>
            <text:p>$&gt; cd $PWD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$&gt;</text:p>
            <text:p>$&gt;</text:p>
            <text:p>/home/vietdu91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OLDPWD</text:p>
            <text:p>$&gt; env | grep 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9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9HOL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A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HOL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HOLA HOL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 unset bien HOLA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HOL?A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 unset bien HOLA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table-cell table:style-name="ce4"/>
          <table:table-cell table:style-name="ce27" office:value-type="string" calcext:value-type="string">
            <text:p>$&gt; unset HOL?A HOL.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HOLA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A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\\\\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\\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;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A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.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.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+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+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=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=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{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{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}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}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-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-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-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-H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_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_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A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*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*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#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#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4"/>
          <table:table-cell table:style-name="ce27" office:value-type="string" calcext:value-type="string">
            <text:p>$&gt; unset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 va unset le contenu de $HOLA, c'est-a-dire la variable bonjour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$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/home/vietdu91/42_works/minishell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@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@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!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A: event not found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^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^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table-cell table:style-name="ce4"/>
          <table:table-cell table:style-name="ce27" office:value-type="string" calcext:value-type="string">
            <text:p>$&gt; unset HOL$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set prend en compte le contenu de $?, c'est-a-dire qu'il lit HOL0A ou HOL127A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\~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~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unset "" HOLA</text:p>
            <text:p>$&gt; env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': not a valid identifier</text:p>
            <text:p>$&gt;</text:p>
            <text:p>$&gt;</text:p>
          </table:table-cell>
          <table:table-cell table:style-name="ce1" office:value-type="string" calcext:value-type="string">
            <text:p>1</text:p>
            <text:p>0</text:p>
          </table:table-cell>
          <table:table-cell table:style-name="ce1" office:value-type="string" calcext:value-type="string">
            <text:p>HOLA sera quand meme unset !!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PATH</text:p>
            <text:p>$&gt; echo $PATH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PATH</text:p>
            <text:p>$&gt; cat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at: No such file or directory</text:p>
            <text:p>$&gt;</text:p>
          </table:table-cell>
          <table:table-cell table:style-name="ce1" office:value-type="string" calcext:value-type="string">
            <text:p>0</text:p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=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=====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======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++++++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++++++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______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unse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sud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xport hola | unset hola | echo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4">
            <text:p>FICHIERS BINAIRES 0️⃣ 1️⃣</text:p>
          </table:table-cell>
          <table:table-cell table:style-name="ce27" office:value-type="string" calcext:value-type="string">
            <text:p>$&gt; /bin/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bin/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/bin/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bin/cd Deskto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bin/cd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table-cell table:style-name="ce3" office:value-type="string" calcext:value-type="string" table:number-columns-spanned="1" table:number-rows-spanned="2">
            <text:p>HISTORIQUE 🏦</text:p>
          </table:table-cell>
          <table:table-cell table:style-name="ce27" office:value-type="string" calcext:value-type="string">
            <text:p>$&gt; histor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558 echo $?</text:p>
            <text:p>559 clear</text:p>
            <text:p>560 history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les 500 dernières command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[touche du haut]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clear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Defile l'historiqu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71">
            <text:p>CD 💿 PWD</text:p>
          </table:table-cell>
          <table:table-cell table:style-name="ce27" office:value-type="string" calcext:value-type="string"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$PWD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./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pwd 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p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pwd -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pwd --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-- p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pwd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'affiche qu'une foi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ls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 doit se retrouver dans le dossier défini par $HOME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cd 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'user reste dans le même dossier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/./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/././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 se retrouve au dossier précédent</text:p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.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.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../././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src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srcs obj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srcs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"srcs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/etc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d /e'tc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etc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d /e"tc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etc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s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sr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Makefile: Not a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d ../../../../../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././../.././../bin/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.././../.././../bin/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d 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/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//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//'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///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////////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////////'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/minishell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/</text:p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_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4">
          <table:covered-table-cell/>
          <table:table-cell table:style-name="ce27" office:value-type="string" calcext:value-type="string">
            <text:p>$&gt; cd 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à $OLD_PWD</text:p>
            <text:p>$OLD_PWD et $PWD sont inversés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cd --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à $HOME</text:p>
            <text:p>$OLD_PWD et $PWD sont inversés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--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$HOME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$HOME/42_work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"$PWD/srcs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'$PWD/srcs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$PWD/src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unset HOME</text:p>
            <text:p>$&gt; cd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unset HOME</text:p>
            <text:p>$&gt; export HOME=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unset HOME</text:p>
            <text:p>$&gt; export HOME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minishell Docs crashtest.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/ | echo $?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~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~/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~/ | echo $?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 S'il n'y a qu'un seul dossier et rien d'autre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minishell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'il n'y a qu'un seul fichier et rien d'autr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'il y au moins deux éléments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mkdir a</text:p>
            <text:p>$&gt; mkdir a/b</text:p>
            <text:p>$&gt; cd a/b</text:p>
            <text:p>$&gt; rm -r ../../a</text:p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mkdir a</text:p>
            <text:p>$&gt; mkdir a/b</text:p>
            <text:p>$&gt; cd a/b</text:p>
            <text:p>$&gt; rm -r ../../a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mkdir a</text:p>
            <text:p>$&gt; mkdir a/b</text:p>
            <text:p>$&gt; cd a/b</text:p>
            <text:p>$&gt; rm -r ../../a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/a/b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mkdir a</text:p>
            <text:p>$&gt; mkdir a/b</text:p>
            <text:p>$&gt; cd a/b</text:p>
            <text:p>$&gt; rm -r ../../a</text:p>
            <text:p>$&gt; cd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</text:p>
            <text:p>$&gt;</text:p>
            <text:p>/home/vietdu91/42_works/minishell/a/b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mkdir a</text:p>
            <text:p>$&gt; cd a</text:p>
            <text:p>$&gt; rm -r ../a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/../../home/vietdu91/42_works/minishell/a</text:p>
            <text:p>$&gt;</text:p>
            <text:p>../../..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CDPATH=/</text:p>
            <text:p>$&gt; cd $HOME/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CDPATH=/</text:p>
            <text:p>$&gt; cd home/vietdu91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port CDPATH=./</text:p>
            <text:p>$&gt; cd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CDPATH=./</text:p>
            <text:p>$&gt; cd 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14">
            <text:p>BÂTARDS 🖕</text:p>
          </table:table-cell>
          <table:table-cell table:style-name="ce27" office:value-type="string" calcext:value-type="string">
            <text:p>$&gt; chmod 000 minishell</text:p>
            <text:p>$&gt; 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minishell 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hola'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./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Makefile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lance le Minishell</text:p>
            <text:p>Il faut donc 2 fois exit pour exit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nv | grep SHLVL</text:p>
            <text:p>$&gt; ./minishell</text:p>
            <text:p>$&gt; env | grep SHLVL</text:p>
            <text:p>$&gt; exit</text:p>
            <text:p>$&gt; env | grep SHLVL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touch hola</text:p>
            <text:p>$&gt; ./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hola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nv|"wc" -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66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|"wc "-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wc -l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r 1 + 1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2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r $? +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it la somme de la valeur de $?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nv -i ./minishell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nv -i ./minishell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nv -i ./minishell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nv -i ./minishell</text:p>
            <text:p>$&gt; cd ~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46">
            <text:p>EXIT ⛔</text:p>
          </table:table-cell>
          <table:table-cell table:style-name="ce27" office:value-type="string" calcext:value-type="string">
            <text:p>$&gt;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exit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0000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-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hola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666 666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666 hola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hola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25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4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2" calcext:value-type="float">
            <text:p>25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14" calcext:value-type="float">
            <text:p>21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00000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14" calcext:value-type="float">
            <text:p>21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25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3" calcext:value-type="float">
            <text:p>253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02" calcext:value-type="float">
            <text:p>10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+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+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+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-69 -9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--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++++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++++++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++0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------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----0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"666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'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'-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'+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'----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--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'++++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'6'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'2'66'32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"'666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'666'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'"666"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"666"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70" calcext:value-type="float">
            <text:p>17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+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70" calcext:value-type="float">
            <text:p>17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86" calcext:value-type="float">
            <text:p>8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9223372036854775807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5" calcext:value-type="float">
            <text:p>255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it 9223372036854775808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9223372036854775808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9223372036854775808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it -922337203685477580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9223372036854775809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table-cell table:style-name="ce3" office:value-type="string" calcext:value-type="string" table:number-columns-spanned="1" table:number-rows-spanned="48">
            <text:p>PIPES 🚬</text:p>
          </table:table-cell>
          <table:table-cell table:style-name="ce27" office:value-type="string" calcext:value-type="string">
            <text:p>$&gt; cat | cat | cat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/>
            <text:p/>
            <text:p/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pparaît la ligne ls</text:p>
            <text:p>Et 3 retours à la ligne avec la touche Entrée</text:p>
          </table:table-cell>
          <table:table-cell table:style-name="ce4" table:number-columns-repeated="19"/>
          <table:table-cell table:number-columns-repeated="993"/>
        </table:table-row>
        <table:table-row table:style-name="ro15">
          <table:covered-table-cell/>
          <table:table-cell table:style-name="ce27" office:value-type="string" calcext:value-type="string">
            <text:p>$&gt; ls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ls | exit 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bonjour</text:p>
            <text:p>$&gt; exit | cat -e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bonjour</text:p>
            <text:p>$&gt; cat -e bonjour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|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 echo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pwd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nv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oui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ui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oui | echo non | echo hola | grep oui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oui | echo non | echo hola | grep no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oui | echo non | echo hola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 cat -e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. |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/ |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. |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ifconfig | grep ":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ifconfig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whoami | grep $USE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whoami | grep $USER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whoami | cat -e | cat -e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whereis ls | cat -e | cat -e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|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| ls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hola'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| ls |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| hola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| ls |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ls | ls | echo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aloh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ls -la | grep ".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 table:number-columns-spanned="1" table:number-rows-spanned="2">
            <text:p>Sort la commande entiere de ls -la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ls -la | grep "'.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test.c | cat -e| cat -e| cat -e| cat -e| cat -e| cat -e| cat -e| cat -e|cat -e|cat -e|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est.c$$$$$$$$$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ls|ls|ls|ls|ls|ls|ls|ls|ls|ls|ls|ls</text:p>
            <text:p>|ls|ls|ls|ls|ls|ls|ls|ls|ls|ls|ls|ls|ls|ls|ls|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 cat | cat | cat | cat | cat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|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| cat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||| cat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|o hola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Makefile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...]</text:p>
            <text:p>$$</text:p>
            <text:p>.PHONY: all clean fclean re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cat Makefile | grep srcs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bjs/%.o: srcs/%.c$</text:p>
            <text:p>@norminette srcs/*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b avec split_to_node lexer_expand.c 120 pb de lexer du coup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Makefile | grep srcs | grep srcs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bjs/%.o: srcs/%.c$</text:p>
            <text:p>@norminette srcs/*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Makefile | grep pr | head -n 5 | cd file_not_exis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file_not_exist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Makefile | grep pr | head -n 5 |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ello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xport HOLA=bonjour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A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export HOLA | echo hola</text:p>
            <text:p>$&gt; env | grep PROU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xport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sleep 3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time sleep 3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real 0m3.002s</text:p>
            <text:p>user 0m0.003s</text:p>
            <text:p>sys 0m0.001s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sleep 3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exit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echo hola &gt; a</text:p>
            <text:p>$&gt; &gt;&gt;b echo que tal</text:p>
            <text:p>$&gt; cat a | &lt;b cat | cat &gt; c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echo hola &gt; a</text:p>
            <text:p>$&gt; &gt;&gt;b echo que tal</text:p>
            <text:p>$&gt; cat a |&lt;b cat | cat &gt; c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5"/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3" office:value-type="string" calcext:value-type="string" table:number-columns-spanned="1" table:number-rows-spanned="27">
            <text:p>&amp;&amp; 🍒 ||</text:p>
          </table:table-cell>
          <table:table-cell table:style-name="ce27" office:value-type="string" calcext:value-type="string">
            <text:p>$&gt; pwd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| echo 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amp;&amp; echo 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bonjour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bonjour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bonjour &amp;&amp; echo -n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pwd &amp;&amp; ls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pwd || ls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pwd &amp;&amp; ls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|| ls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ls || expor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""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&amp;&amp; expor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""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|| 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;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&amp;&amp; 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;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ls || &lt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&lt;&gt;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ls &amp;&amp; &lt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&lt;&gt;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at | echo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| echo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ls || cat | echo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&amp;&amp; cat | echo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/>
            <text:p/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"" &amp;&amp; unse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9"/>
          <table:table-cell table:style-name="ce1" office:value-type="string" calcext:value-type="string">
            <text:p>NON GERE</text:p>
          </table:table-cell>
          <table:table-cell table:style-name="ce19" table:number-columns-repeated="2"/>
          <table:table-cell table:style-name="ce4"/>
          <table:table-cell table:style-name="ce1" table:number-columns-repeated="3"/>
          <table:table-cell table:style-name="ce4" table:number-columns-repeated="2"/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3" office:value-type="string" calcext:value-type="string" table:number-columns-spanned="1" table:number-rows-spanned="41">
            <text:p>( PARENTHESES )</text:p>
          </table:table-cell>
          <table:table-cell table:style-name="ce27" office:value-type="string" calcext:value-type="string">
            <text:p>$&gt;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( ( ls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 ( ) ls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ls &amp;&amp;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(ls &amp;&amp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( ( ls&amp;&amp;pwd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( ( ls ) &amp;&amp;pwd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(ls &amp;&amp; ( ( pwd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(ls&amp;&amp;((pwd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16">
          <table:covered-table-cell/>
          <table:table-cell table:style-name="ce27" office:value-type="string" calcext:value-type="string">
            <text:p>$&gt; (ls &amp;&amp; pwd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hola ls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hola (ls &amp;&amp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(&gt; pwd)</text:p>
            <text:p>$&gt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(&lt; pwd)</text:p>
            <text:p>$&gt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 Si pwd exist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&lt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i pwd n'existe pa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 ( ( ( ( pwd) )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(((((pwd))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(((( ( pwd ) )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)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pwd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(ls||pwd)&amp;&amp;(ls||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(lss||pwd)&amp;&amp;(lss||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s: command not found</text:p>
            <text:p>/home/vietdu91/42_works/minishell</text:p>
            <text:p>bash: lss: command not found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(lss&amp;&amp;pwd)&amp;&amp;(lss&amp;&amp;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5">
          <table:covered-table-cell/>
          <table:table-cell table:style-name="ce27" office:value-type="string" calcext:value-type="string">
            <text:p>$&gt; 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5">
          <table:covered-table-cell/>
          <table:table-cell table:style-name="ce27" office:value-type="string" calcext:value-type="string">
            <text:p>$&gt; (ls &amp;&amp; pwd | wc) &gt; hola</text:p>
            <text:p>$&gt; 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7">
          <table:covered-table-cell/>
          <table:table-cell table:style-name="ce27" office:value-type="string" calcext:value-type="string">
            <text:p>$&gt; (ls &amp;&amp; pwd | wc) &gt;&gt; hola</text:p>
            <text:p>$&gt; echo hey&amp;&amp;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ey</text:p>
            <text:p>$&gt;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(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(ls &amp;&amp;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ls -z ||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ey &gt; hola</text:p>
            <text:p>$&gt; (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ey &gt; hola</text:p>
            <text:p>$&gt; (ls &amp;&amp;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ey &gt; hola</text:p>
            <text:p>$&gt; (ls -z ||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(ls -z || pwd &amp;&amp; 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/42_works/minishell</text:p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ls || (cat Makefile|grep srcs) &amp;&amp; (pwd|wc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ls -z &amp;&amp; (ls) &amp;&amp; (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27" office:value-type="string" calcext:value-type="string">
            <text:p>$&gt; (ls &gt; Docs/hey &amp;&amp; pwd) &gt; hola</text:p>
            <text:p>$&gt; cat hola</text:p>
            <text:p>$&gt; cat Docs/he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crashtest.c</text:p>
            <text:p>Docs</text:p>
            <text:p>[...]</text:p>
            <text:p>srcs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27" office:value-type="string" calcext:value-type="string">
            <text:p>$&gt; ls &gt; Docs/hey &amp;&amp; pwd &gt; hola</text:p>
            <text:p>$&gt; cat hola</text:p>
            <text:p>$&gt; cat Docs/he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crashtest.c</text:p>
            <text:p>Docs</text:p>
            <text:p>[...]</text:p>
            <text:p>srcs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../.. &amp;&amp; pwd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</text:p>
            <text:p>/home/vietdu91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(cd ../.. &amp;&amp; pwd)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ls -z || cd ../../..&amp;&amp;pwd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</text:p>
            <text:p>$&gt;</text:p>
            <text:p>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-z || (cd ../../..&amp;&amp;pwd)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106">
            <text:p>&lt;&lt; &lt;&lt; &lt;&lt; &lt;&lt; &lt;&lt; &lt;&lt; &lt;&lt; &lt;&lt; &lt;&lt; &lt;&lt; &lt;&lt; &lt;&lt; &lt;&lt; &lt;&lt; &lt;&lt; &lt;&lt; &lt; REDIRECTIONS &gt; 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27" office:value-type="string" calcext:value-type="string">
            <text:p>$&gt; echo hola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que tal &gt;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bonjour</text:p>
            <text:p>$&gt; rm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que tal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que tal &gt; /tmp/bonjour</text:p>
            <text:p>$&gt; cat -e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hey</text:p>
            <text:p>$&gt; echo bonjour &gt; $HOLA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whereis grep &gt; Docs/bonjour</text:p>
            <text:p>$&gt; cat Do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ls -la &gt; Docs/bonjour</text:p>
            <text:p>$&gt; cat Do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&gt;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&g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lt; &l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pa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&gt;&g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gt; bonjour echo hola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bonjour | echo hola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prout hola &gt; bonjour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command not found</text:p>
            <text:p>$&gt;</text:p>
            <text:p>bonjour [...]</text:p>
          </table:table-cell>
          <table:table-cell table:style-name="ce1" office:value-type="string" calcext:value-type="string">
            <text:p>127</text:p>
            <text:p>0</text:p>
          </table:table-cell>
          <table:table-cell table:style-name="ce1" office:value-type="string" calcext:value-type="string">
            <text:p>Erreur mais file "bonjour" cree tout de meme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hello &gt;&gt; hello &gt;&gt; hello</text:p>
            <text:p>$&gt; ls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hello &gt;&gt; hello &gt;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hello &gt;&gt; hello &gt;&gt; hello</text:p>
            <text:p>$&gt; echo hola &gt;&gt; hello</text:p>
            <text:p>$&gt; echo hola &gt; hello &gt;&gt; hello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&gt; hello &gt;&gt; hello 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&gt; hello &gt;&gt; hello &gt; hello</text:p>
            <text:p>$&gt; echo hola &gt;&gt; hello</text:p>
            <text:p>$&gt; echo hola &gt;&gt; hello &gt;&gt; hello 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hello</text:p>
            <text:p>$&gt; echo hola &gt;&gt; hello &gt;&gt; hello &gt;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hello</text:p>
            <text:p>$&gt; echo hey &gt; bonjour</text:p>
            <text:p>$&gt; echo &lt;bonjour &lt;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hello</text:p>
            <text:p>$&gt; echo hey &gt; bonjour</text:p>
            <text:p>$&gt; echo &lt;hello 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 bonjour &gt;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 bonjour 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 bonjour 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&gt; bonjour &gt;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&gt; bonjour &gt;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gt; bonjour echo hola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&gt;bonjour echo &gt; hola&gt;bonjour&gt;hola&gt;&gt;bonjour&gt;hola hey &gt;bonjour hola &gt;hola</text:p>
            <text:p>$&gt; cat bonjour</text:p>
            <text:p>$&gt; ca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ey 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bonjour &gt; hola1</text:p>
            <text:p>$&gt; echo hello &gt; hola2</text:p>
            <text:p>$&gt; echo 2 &gt;hola1 &gt;&gt; hola2</text:p>
            <text:p>$&gt; ls</text:p>
            <text:p>$&gt; cat hola1</text:p>
            <text:p>$&gt; cat hola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1 hola2 [...]</text:p>
            <text:p>$&gt;</text:p>
            <text:p>$&gt;</text:p>
            <text:p>hello</text:p>
            <text:p>2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bonjour &gt; hola1</text:p>
            <text:p>$&gt; echo hello &gt; hola2</text:p>
            <text:p>$&gt; echo 2 &gt;&gt;hola1 &gt; hola2</text:p>
            <text:p>$&gt; ls</text:p>
            <text:p>$&gt; cat hola1</text:p>
            <text:p>$&gt; cat hola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gt; pwd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 Makefile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: not enough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oir pourquoi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srcs/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rcs/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../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/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autres operateurs de redirection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gt;&gt;&g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gt;&gt; &lt;&l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pas de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&l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gt;&gt; &gt; &gt;&gt; &lt;&lt; &gt;&g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 ls 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cat &gt; ls1 &lt; ls2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2: No such file or directory</text:p>
            <text:p>$&gt;</text:p>
            <text:p>ls1 [...]</text:p>
            <text:p>$&gt;</text:p>
          </table:table-cell>
          <table:table-cell table:style-name="ce1" office:value-type="string" calcext:value-type="string"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gt;&gt;hola</text:p>
            <text:p>$&gt; ca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bonjour</text:p>
            <text:p>$&gt; cat 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&gt;bonjour</text:p>
            <text:p>$&gt; cat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&gt; bonjour</text:p>
            <text:p>$&gt; cat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bonjour</text:p>
            <text:p>$&gt; cat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srcs/bonjour</text:p>
            <text:p>$&gt; cat &lt; 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srcs/bonjour</text:p>
            <text:p>$&gt; cat &lt;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bonjour</text:p>
            <text:p>$&gt; rm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'c'"h"o hola &gt; bonjour</text:p>
            <text:p>$&gt; cat 'bo'"n"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bonjour\ 1</text:p>
            <text:p>$&gt; ls</text:p>
            <text:p>$&gt; cat bonjour\ 1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bonjour hey</text:p>
            <text:p>$&gt; ls</text:p>
            <text:p>$&gt; cat bonjour</text:p>
            <text:p>$&gt; cat hey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srcs/bonjour &gt;srcs/hello &lt;prout</text:p>
            <text:p>$&gt; cat srcs/bonjour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rm srcs/bonjour srcs/hello</text:p>
            <text:p>$&gt; &gt;srcs/bonjour &gt;srcs/hello &lt;prout</text:p>
            <text:p>$&gt; ls srcs</text:p>
            <text:p>$&gt; cat srcs/bonjour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srcs/bonjour &lt;prout &gt;srcs/hello 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rm srcs/bonjour srcs/hello</text:p>
            <text:p>$&gt; &gt;srcs/bonjour &lt;prout &gt;srcs/hello </text:p>
            <text:p>$&gt; ls srcs</text:p>
            <text:p>$&gt; cat 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../bonjour</text:p>
            <text:p>$&gt; echo hey &gt; ../hello</text:p>
            <text:p>$&gt; &gt;../bonjour &gt;../hello &lt;prout</text:p>
            <text:p>$&gt; cat ../bonjour ..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../bonjour</text:p>
            <text:p>$&gt; echo hey &gt; ../hello</text:p>
            <text:p>$&gt; rm ../bonjour ../hello</text:p>
            <text:p>$&gt; &gt;../bonjour &gt;../hello &lt;prout</text:p>
            <text:p>$&gt; ls ..</text:p>
            <text:p>$&gt; cat ../bonjour ..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../bonjour</text:p>
            <text:p>$&gt; echo hey &gt; ../hello</text:p>
            <text:p>$&gt; &gt;../bonjour &lt;prout &gt;../hello </text:p>
            <text:p>$&gt; cat ../bonjour </text:p>
            <text:p>$&gt; cat ..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../bonjour</text:p>
            <text:p>$&gt; echo hey &gt; ../hello</text:p>
            <text:p>$&gt; rm ../bonjour ../hello</text:p>
            <text:p>$&gt; &gt;../bonjour &lt;prout &gt;../hello </text:p>
            <text:p>$&gt; ls ..</text:p>
            <text:p>$&gt; cat ..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srcs/bonjour &gt;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&gt;srcs/bonjour 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&gt;srcs/bonjour &gt;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srcs/bonjour &lt;prout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&gt;srcs/bonjour &lt;prout 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&gt;srcs/bonjour &lt;prout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lt;prout &gt;&gt;srcs/bonjour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&lt;bonjour &gt;hello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&gt;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&gt;bonjour &gt;hello &lt; prout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&gt;bonjour &gt;hello &lt; prout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&gt;bonjour &lt;prout hello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&gt;bonjour &lt;prout hello</text:p>
            <text:p>$&gt; cat bonjour 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1" office:value-type="string" calcext:value-type="string">
            <text:p>Le fichier hello n'existe pa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bonjour</text:p>
            <text:p>$&gt; &lt;bonjour cat | wc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 0 0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“ ‘ $USER’”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5"/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rm -f bonjour</text:p>
            <text:p>$&gt; rm bonjour &gt; bonjour</text:p>
            <text:p>$&gt; ls -l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bonjour': No such file or directory</text:p>
          </table:table-cell>
          <table:table-cell table:style-name="ce1" office:value-type="string" calcext:value-type="string">
            <text:p>0</text:p>
            <text:p>0</text:p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$HOLA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"$HOLA"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$"HOLA"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$HOLA&gt;hey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hey&gt;$HOLA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hey&gt;$HOLA&gt;hey&gt;hey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xport A=hey</text:p>
            <text:p>$&gt; export A B=Hola D E C="Que Tal"</text:p>
            <text:p>$&gt; echo $PROUT$B$C &gt; /tmp/a &gt; /tmp/b &gt; /tmp/c</text:p>
            <text:p>$&gt; cat /tmp/a</text:p>
            <text:p>$&gt; cat /tmp/b</text:p>
            <text:p>$&gt; cat /tmp/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 table:number-columns-spanned="9" table:number-rows-spanned="1">
            <text:p>!!!!! Contenu du fichier a : "Amour Tu es Horrible"</text:p>
            <text:p>!!!!! Contenu du fichier b : "0123456789"</text:p>
            <text:p>!!!!! Contenu du fichier c : "Prout"</text:p>
          </table:table-cell>
          <table:covered-table-cell table:number-columns-repeated="4"/>
          <table:covered-table-cell table:number-columns-repeated="3" table:style-name="ce3"/>
          <table:covered-table-cell/>
          <table:table-cell table:style-name="ce4" table:number-columns-repeated="21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a cat &lt;b &lt;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rout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&lt;a cat &lt;b &lt;c</text:p>
            <text:p>$&gt; cat a</text:p>
            <text:p>$&gt; cat b</text:p>
            <text:p>$&gt; cat 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8">
          <table:covered-table-cell/>
          <table:table-cell table:style-name="ce27" office:value-type="string" calcext:value-type="string">
            <text:p>$&gt; &gt;a ls &gt;b &gt;&gt;c &gt;d</text:p>
            <text:p>$&gt; cat a</text:p>
            <text:p>$&gt; cat b</text:p>
            <text:p>$&gt; cat c</text:p>
            <text:p>$&gt; cat 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Prout</text:p>
            <text:p>$&gt;</text:p>
            <text:p>crashtest.c</text:p>
            <text:p>Docs</text:p>
            <text:p>[...]</text:p>
            <text:p>test.c</text:p>
            <text:p>$&gt; 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8">
          <table:covered-table-cell/>
          <table:table-cell table:style-name="ce27" office:value-type="string" calcext:value-type="string">
            <text:p>$&gt; &gt;a ls &gt;b &gt;&gt;c &gt;d</text:p>
            <text:p>$&gt; cat a</text:p>
            <text:p>$&gt; cat b</text:p>
            <text:p>$&gt; cat c</text:p>
            <text:p>$&gt; cat 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Prout</text:p>
            <text:p>$&gt;</text:p>
            <text:p>crashtest.c</text:p>
            <text:p>Docs</text:p>
            <text:p>[...]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a &gt; b &gt; c</text:p>
            <text:p>$&gt; cat a</text:p>
            <text:p>$&gt; cat b</text:p>
            <text:p>$&gt; cat 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mkdir dir</text:p>
            <text:p>$&gt; ls -la &gt; dir/bonjour</text:p>
            <text:p>$&gt; cat dir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[...]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a</text:p>
            <text:p>$&gt; cat 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Amour Tu es Horrib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&gt;d cat &lt;a &gt;&gt;e</text:p>
            <text:p>$&gt; cat a</text:p>
            <text:p>$&gt; cat d</text:p>
            <text:p>$&gt; cat 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 a &gt; b cat &gt; hey &gt;&gt; d</text:p>
            <text:p>$&gt; cat d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Amour Tu Es Horrible</text:p>
            <text:p>$&gt;</text:p>
            <text:p>[...] a b hey d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3" office:value-type="string" calcext:value-type="string" table:number-columns-spanned="1" table:number-rows-spanned="19">
            <text:p>HEREDOC ⏮️</text:p>
          </table:table-cell>
          <table:table-cell table:style-name="ce27" office:value-type="string" calcext:value-type="string">
            <text:p>$&gt; cat &lt;&lt;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/home/vietdu91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lt;&lt;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lt;&lt;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lt;&lt; ho"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cat &lt;&lt;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9">
          <table:covered-table-cell/>
          <table:table-cell table:style-name="ce27" office:value-type="string" calcext:value-type="string">
            <text:p>$&gt; cat &lt;&lt; hola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9">
          <table:covered-table-cell/>
          <table:table-cell table:style-name="ce27" office:value-type="string" calcext:value-type="string">
            <text:p>$&gt; cat &lt;&lt;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&lt;&lt;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&lt;&lt;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</text:p>
            <text:p>&gt;</text:p>
            <text:p>&gt;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&l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lt;&lt; prout &lt;&lt; lol &lt;&lt; koa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prout &lt;&lt; lol &lt;&lt; cat &lt;&lt; koa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&lt; $hola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&lt; $"hola"$"b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hola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&lt; $"$hola"$$"b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la$$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&lt; ho$la$"$a"$$"b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hola$a$$b</text:p>
            <text:p>&gt; ho$la$a$$n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lt;&lt;&l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lt;&lt;&lt;&lt; bonjour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lt;&lt;&lt;&lt;&lt; bonjour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4">
          <table:table-cell table:style-name="ce3" office:value-type="string" calcext:value-type="string" table:number-columns-spanned="1" table:number-rows-spanned="6">
            <text:p>WILDCARD ⭐</text:p>
          </table:table-cell>
          <table:table-cell table:style-name="ce27" office:value-type="string" calcext:value-type="string">
            <text:p>$&gt; ls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test.c</text:p>
            <text:p/>
            <text:p>Docs:</text:p>
            <text:p>identite.pdf loyer.pdf</text:p>
            <text:p>srcs:</text:p>
            <text:p>main.c utils.c sor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ls *.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*.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*.hola' 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M*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M*e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at: 'M*ee': No such file or director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Make*fi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 table:number-rows-repeated="98">
          <table:table-cell table:number-columns-repeated="6"/>
          <table:table-cell table:style-name="ce1" table:number-columns-repeated="3"/>
          <table:table-cell table:number-columns-repeated="1015"/>
        </table:table-row>
        <table:table-row table:style-name="ro1" table:number-rows-repeated="10477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1:28:12.901576126</meta:creation-date>
    <dc:date>2023-11-13T18:11:11.921068038</dc:date>
    <meta:editing-duration>PT6H19M50S</meta:editing-duration>
    <meta:editing-cycles>65</meta:editing-cycles>
    <meta:generator>LibreOffice/7.3.7.2$Linux_X86_64 LibreOffice_project/30$Build-2</meta:generator>
    <meta:document-statistic meta:table-count="1" meta:cell-count="2609" meta:object-count="0"/>
  </office:meta>
</office:document-meta>
</file>